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MesloLGL Nerd Font Mono" svg:font-family="'MesloLGL Nerd Font Mono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officeooo:rsid="00093567" officeooo:paragraph-rsid="00093567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093567" officeooo:paragraph-rsid="00093567" style:font-size-asian="24pt" style:font-size-complex="24pt"/>
    </style:style>
    <style:style style:name="P3" style:family="paragraph" style:parent-style-name="Standard">
      <style:paragraph-properties fo:line-height="150%" fo:text-align="start" style:justify-single-word="false"/>
      <style:text-properties fo:color="#38040e" style:font-name="Arial" fo:font-size="18pt" fo:font-weight="bold" officeooo:rsid="000d4873" officeooo:paragraph-rsid="000d4873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38040e" style:font-name="Arial" fo:font-size="18pt" fo:font-weight="bold" officeooo:rsid="000e280e" officeooo:paragraph-rsid="000e280e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38040e" style:font-name="Arial" fo:font-size="18pt" fo:font-weight="bold" officeooo:rsid="00093567" officeooo:paragraph-rsid="00093567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color="#38040e" style:font-name="Arial" fo:font-size="18pt" fo:font-weight="bold" officeooo:rsid="000b5b08" officeooo:paragraph-rsid="000b5b08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93567" officeooo:paragraph-rsid="0009356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93567" officeooo:paragraph-rsid="000b5b08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93567" officeooo:paragraph-rsid="000d4873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93567" officeooo:paragraph-rsid="000e280e" style:font-size-asian="14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93567" officeooo:paragraph-rsid="00093567" style:font-size-asian="14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93567" officeooo:paragraph-rsid="000ae185" style:font-size-asian="14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ae185" officeooo:paragraph-rsid="000ae185" style:font-size-asian="14pt" style:font-weight-asian="normal" style:font-size-complex="16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ae185" officeooo:paragraph-rsid="000b5b08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ae185" officeooo:paragraph-rsid="000ae185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ae185" officeooo:paragraph-rsid="000b5b08" style:font-size-asian="14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b5b08" officeooo:paragraph-rsid="000b5b08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b5b08" officeooo:paragraph-rsid="000b5b08" style:font-size-asian="14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b5b08" officeooo:paragraph-rsid="000b5b08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b5b08" officeooo:paragraph-rsid="000b5b08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b5b08" officeooo:paragraph-rsid="000e280e" style:font-size-asian="14pt" style:font-weight-asian="normal" style:font-size-complex="16pt" style:font-weight-complex="normal"/>
    </style:style>
    <style:style style:name="P22" style:family="paragraph" style:parent-style-name="Standard" style:list-style-name="L2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d4873" officeooo:paragraph-rsid="000e280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size="16pt" fo:font-weight="normal" officeooo:rsid="000d4873" officeooo:paragraph-rsid="000e280e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d4873" officeooo:paragraph-rsid="000d4873" style:font-size-asian="14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d4873" officeooo:paragraph-rsid="000d4873" style:font-size-asian="14pt" style:font-weight-asian="normal" style:font-size-complex="16pt" style:font-weight-complex="normal"/>
    </style:style>
    <style:style style:name="P26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d4873" officeooo:paragraph-rsid="000d4873" style:font-size-asian="14pt" style:font-weight-asian="normal" style:font-size-complex="16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d4873" officeooo:paragraph-rsid="000d4873" style:font-size-asian="14pt" style:font-weight-asian="normal" style:font-size-complex="16pt" style:font-weight-complex="normal"/>
    </style:style>
    <style:style style:name="P28" style:family="paragraph" style:parent-style-name="Standard" style:list-style-name="L2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d4873" officeooo:paragraph-rsid="000e280e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d4873" officeooo:paragraph-rsid="000e280e" style:font-size-asian="14pt" style:font-weight-asian="normal" style:font-size-complex="16pt" style:font-weight-complex="normal"/>
    </style:style>
    <style:style style:name="P30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e280e" officeooo:paragraph-rsid="000e280e" style:font-size-asian="14pt" style:font-weight-asian="normal" style:font-size-complex="16pt" style:font-weight-complex="normal"/>
    </style:style>
    <style:style style:name="P31" style:family="paragraph" style:parent-style-name="Standard" style:list-style-name="L3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10b944" officeooo:paragraph-rsid="0010b944" style:font-size-asian="14pt" style:font-weight-asian="normal" style:font-size-complex="16pt" style:font-weight-complex="normal"/>
    </style:style>
    <style:style style:name="P32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fo:color="#ffffff" style:font-name="Arial" fo:font-size="16pt" fo:font-weight="normal" officeooo:rsid="000ebfca" officeooo:paragraph-rsid="000ebfca" fo:background-color="#000000" style:font-size-asian="14pt" style:font-weight-asian="normal" style:font-size-complex="16pt" style:font-weight-complex="normal"/>
    </style:style>
    <style:style style:name="P33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fo:color="#ffffff" style:font-name="Arial" fo:font-size="16pt" fo:font-weight="normal" officeooo:rsid="000ebfca" officeooo:paragraph-rsid="000ebfca" fo:background-color="#640d14" style:font-size-asian="14pt" style:font-weight-asian="normal" style:font-size-complex="16pt" style:font-weight-complex="normal"/>
    </style:style>
    <style:style style:name="P34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fo:color="#ffffff" style:font-name="Arial" fo:font-size="16pt" fo:font-weight="normal" officeooo:rsid="000ebfca" officeooo:paragraph-rsid="000ebfca" fo:background-color="#38040e" style:font-size-asian="14pt" style:font-weight-asian="normal" style:font-size-complex="16pt" style:font-weight-complex="normal"/>
    </style:style>
    <style:style style:name="P35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fo:color="#ffffff" style:font-name="Arial" fo:font-size="16pt" fo:font-weight="normal" officeooo:rsid="000ebfca" officeooo:paragraph-rsid="000ebfca" fo:background-color="#3b3355" style:font-size-asian="14pt" style:font-weight-asian="normal" style:font-size-complex="16pt" style:font-weight-complex="normal"/>
    </style:style>
    <style:style style:name="P36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fo:color="#ffffff" style:font-name="Arial" fo:font-size="16pt" fo:font-weight="normal" officeooo:rsid="000ebfca" officeooo:paragraph-rsid="000ebfca" fo:background-color="#5d5d81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640d14" style:font-name="Arial" fo:font-size="16pt" fo:font-weight="normal" officeooo:rsid="000d4873" officeooo:paragraph-rsid="000d4873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640d14" style:font-name="Arial" fo:font-size="16pt" fo:font-weight="normal" officeooo:rsid="000d4873" officeooo:paragraph-rsid="000e280e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640d14" style:font-name="Arial" fo:font-size="16pt" fo:font-weight="normal" officeooo:rsid="000d4873" officeooo:paragraph-rsid="000e280e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640d14" style:font-name="Arial" fo:font-size="16pt" fo:font-weight="normal" officeooo:rsid="00093567" officeooo:paragraph-rsid="000d4873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640d14" style:font-name="Arial" fo:font-size="16pt" fo:font-weight="normal" officeooo:rsid="00093567" officeooo:paragraph-rsid="000e280e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640d14" style:font-name="Arial" fo:font-size="16pt" fo:font-weight="normal" officeooo:rsid="00093567" officeooo:paragraph-rsid="00093567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640d14" style:font-name="Arial" fo:font-size="16pt" fo:font-weight="normal" officeooo:rsid="00093567" officeooo:paragraph-rsid="000b5b08" style:font-size-asian="14pt" style:font-weight-asian="normal" style:font-size-complex="16pt" style:font-weight-complex="normal"/>
    </style:style>
    <style:style style:name="T1" style:family="text">
      <style:text-properties officeooo:rsid="000b5b08"/>
    </style:style>
    <style:style style:name="T2" style:family="text">
      <style:text-properties officeooo:rsid="000e280e"/>
    </style:style>
    <style:style style:name="T3" style:family="text">
      <style:text-properties style:font-name="MesloLGL Nerd Font Mono"/>
    </style:style>
    <style:style style:name="T4" style:family="text">
      <style:text-properties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me</text:p>
      <text:p text:style-name="P1"/>
      <text:p text:style-name="P3">Graphics Style</text:p>
      <text:p text:style-name="P37">Set:</text:p>
      <text:list xml:id="list4077469716" text:style-name="L3">
        <text:list-item>
          <text:p text:style-name="P25">3D</text:p>
        </text:list-item>
        <text:list-item>
          <text:p text:style-name="P31">First Person</text:p>
          <text:p text:style-name="P25"/>
        </text:list-item>
      </text:list>
      <text:p text:style-name="P40">Possible options:</text:p>
      <text:p text:style-name="P9"/>
      <text:list xml:id="list3240775447" text:style-name="L1">
        <text:list-item>
          <text:p text:style-name="P26">Minimalistic</text:p>
        </text:list-item>
        <text:list-item>
          <text:p text:style-name="P26">Voxel</text:p>
        </text:list-item>
        <text:list-item>
          <text:p text:style-name="P26">Realistic</text:p>
        </text:list-item>
        <text:list-item>
          <text:p text:style-name="P26">Cube</text:p>
        </text:list-item>
      </text:list>
      <text:p text:style-name="P24"/>
      <text:p text:style-name="P39">Preferences:</text:p>
      <text:list xml:id="list3799483569" text:style-name="L2">
        <text:list-item>
          <text:p text:style-name="P22">James Stow:<text:tab/><text:tab/><text:span text:style-name="T2">Minimalistic, not cube</text:span></text:p>
        </text:list-item>
      </text:list>
      <text:p text:style-name="P23"/>
      <text:p text:style-name="P4">Colour Scheme</text:p>
      <text:p text:style-name="P41">Possible options:</text:p>
      <text:p text:style-name="P10"/>
      <text:list xml:id="list192405177238196" text:continue-list="list3240775447" text:style-name="L1">
        <text:list-item>
          <text:p text:style-name="P30">Dark Red</text:p>
          <text:list>
            <text:list-item>
              <text:p text:style-name="P32">#<text:span text:style-name="T4">000000</text:span> – Registration Black</text:p>
            </text:list-item>
            <text:list-item>
              <text:p text:style-name="P33">#<text:span text:style-name="T4">640D14</text:span> – Rosewood</text:p>
            </text:list-item>
            <text:list-item>
              <text:p text:style-name="P34">#<text:span text:style-name="T4">38040E</text:span> – Bulgarian Rose</text:p>
            </text:list-item>
            <text:list-item>
              <text:p text:style-name="P35">#<text:span text:style-name="T4">3B3355</text:span> – Deep Koamaru</text:p>
            </text:list-item>
            <text:list-item>
              <text:p text:style-name="P36">#<text:span text:style-name="T4">5D5D81</text:span> – Purple Navy</text:p>
            </text:list-item>
          </text:list>
        </text:list-item>
      </text:list>
      <text:p text:style-name="P21"/>
      <text:p text:style-name="P5">Setting</text:p>
      <text:p text:style-name="P42">Possible options:</text:p>
      <text:p text:style-name="P7"/>
      <text:list xml:id="list192405141261679" text:continue-numbering="true" text:style-name="L1">
        <text:list-item>
          <text:p text:style-name="P11">Underground <text:span text:style-name="T1">Caves</text:span></text:p>
          <text:list>
            <text:list-item>
              <text:p text:style-name="P13">Appropriate for enclosed, tight, twisty maps</text:p>
            </text:list-item>
            <text:list-item>
              <text:p text:style-name="P13"><text:soft-page-break/>Simpler graphics → faster to create &amp; faster to run</text:p>
            </text:list-item>
          </text:list>
        </text:list-item>
      </text:list>
      <text:p text:style-name="P15"/>
      <text:list xml:id="list192403855661113" text:continue-numbering="true" text:style-name="L1">
        <text:list-item>
          <text:p text:style-name="P12">Metropolitan</text:p>
          <text:list>
            <text:list-item>
              <text:p text:style-name="P13">Appropriate for tight, twisty maps <text:span text:style-name="T1">and more open maps</text:span></text:p>
            </text:list-item>
            <text:list-item>
              <text:p text:style-name="P13">Appropriate for complex interesting graphics</text:p>
            </text:list-item>
          </text:list>
        </text:list-item>
      </text:list>
      <text:p text:style-name="P15"/>
      <text:list xml:id="list192404414752601" text:continue-numbering="true" text:style-name="L1">
        <text:list-item>
          <text:p text:style-name="P13">Space</text:p>
          <text:list>
            <text:list-item>
              <text:p text:style-name="P17">Suits general concept well</text:p>
            </text:list-item>
            <text:list-item>
              <text:p text:style-name="P17">Can have complex or simple graphics</text:p>
            </text:list-item>
            <text:list-item>
              <text:p text:style-name="P17">Appropriate for more open maps</text:p>
            </text:list-item>
          </text:list>
        </text:list-item>
      </text:list>
      <text:p text:style-name="P18"/>
      <text:list xml:id="list192404544952393" text:continue-numbering="true" text:style-name="L1">
        <text:list-item>
          <text:p text:style-name="P17">Underwater</text:p>
          <text:list>
            <text:list-item>
              <text:p text:style-name="P14">Appropriate for complex interesting graphics</text:p>
            </text:list-item>
          </text:list>
        </text:list-item>
      </text:list>
      <text:p text:style-name="P16"/>
      <text:p text:style-name="P37">Preferences:</text:p>
      <text:list xml:id="list192404460608394" text:continue-list="list3799483569" text:style-name="L2">
        <text:list-item>
          <text:p text:style-name="P27">James Stow:<text:tab/><text:tab/>Underground Caves, <text:span text:style-name="T2">metropolitan</text:span></text:p>
        </text:list-item>
      </text:list>
      <text:p text:style-name="P20"/>
      <text:p text:style-name="P6">Vehicle</text:p>
      <text:p text:style-name="P43">Possible options:</text:p>
      <text:p text:style-name="P8"/>
      <text:list xml:id="list192403967416331" text:continue-list="list192404544952393" text:style-name="L1">
        <text:list-item>
          <text:p text:style-name="P19">Fighter Jet</text:p>
        </text:list-item>
        <text:list-item>
          <text:p text:style-name="P19">Spaceship</text:p>
        </text:list-item>
        <text:list-item>
          <text:p text:style-name="P19">Underwater Craft</text:p>
        </text:list-item>
      </text:list>
      <text:p text:style-name="P29"/>
      <text:p text:style-name="P38">Preferences:</text:p>
      <text:list xml:id="list192403888863696" text:continue-list="list192404460608394" text:style-name="L2">
        <text:list-item>
          <text:p text:style-name="P28">James Stow:<text:tab/><text:tab/><text:span text:style-name="T2">Spaceship (Tie fighter)</text:span>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MesloLGL Nerd Font Mono" svg:font-family="'MesloLGL Nerd Font Mono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7:42:07.508735794</meta:creation-date>
    <meta:generator>LibreOffice/6.2.3.2$Linux_X86_64 LibreOffice_project/20$Build-2</meta:generator>
    <dc:date>2019-05-21T19:24:03.507737203</dc:date>
    <meta:editing-duration>PT19H47M25S</meta:editing-duration>
    <meta:editing-cycles>1</meta:editing-cycles>
    <meta:document-statistic meta:table-count="0" meta:image-count="0" meta:object-count="0" meta:page-count="2" meta:paragraph-count="44" meta:word-count="148" meta:character-count="872" meta:non-whitespace-character-count="790"/>
  </office:meta>
</office:document-meta>
</file>